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2.6874in"/>
    </style:style>
    <style:style style:name="co4" style:family="table-column">
      <style:table-column-properties fo:break-before="auto" style:column-width="1.922in"/>
    </style:style>
    <style:style style:name="co5" style:family="table-column">
      <style:table-column-properties fo:break-before="auto" style:column-width="5.33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a31515" style:text-outline="false" style:text-line-through-styl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5.40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Test-case</text:p>
          </table:table-cell>
          <table:table-cell table:style-name="ce1" office:value-type="string">
            <text:p>User Input</text:p>
          </table:table-cell>
          <table:table-cell table:style-name="ce1" office:value-type="string">
            <text:p>Console Output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lease enter the number from 0 to 999999999 to be written in words: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er Valid Number</text:p>
          </table:table-cell>
          <table:table-cell table:style-name="ce2" office:value-type="float" office:value="182098232">
            <text:p>182098232</text:p>
          </table:table-cell>
          <table:table-cell office:value-type="string">
            <text:p>Below is the entered number in words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one hundred and eighty two million <text:s/>ninety eight thousand two hundred and thirty tw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anks for using the Number To Words Program. Have a nice day.</text:p>
          </table:table-cell>
        </table:table-row>
        <table:table-row table:style-name="ro1">
          <table:table-cell table:number-columns-repeated="3"/>
          <table:table-cell office:value-type="string">
            <text:p>Press any key to exit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lease enter the number from 0 to 999999999 to be written in words: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er string characters</text:p>
          </table:table-cell>
          <table:table-cell office:value-type="string">
            <text:p>op123452</text:p>
          </table:table-cell>
          <table:table-cell office:value-type="string">
            <text:p>The entered value is invali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anks for using the Number To Words Program. Have a nice day.</text:p>
          </table:table-cell>
        </table:table-row>
        <table:table-row table:style-name="ro1">
          <table:table-cell table:number-columns-repeated="3"/>
          <table:table-cell office:value-type="string">
            <text:p>Press any key to exit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lease enter the number from 0 to 999999999 to be written in words: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ter Value greater than 999999999</text:p>
          </table:table-cell>
          <table:table-cell table:style-name="ce2" office:value-type="float" office:value="7786868693">
            <text:p>7786868693</text:p>
          </table:table-cell>
          <table:table-cell office:value-type="string">
            <text:p>The entered value is invalid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anks for using the Number To Words Program. Have a nice day.</text:p>
          </table:table-cell>
        </table:table-row>
        <table:table-row table:style-name="ro1">
          <table:table-cell table:number-columns-repeated="3"/>
          <table:table-cell office:value-type="string">
            <text:p>Press any key to exit.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lease enter the number from 0 to 999999999 to be written in words: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ter the number value begin with 0</text:p>
          </table:table-cell>
          <table:table-cell office:value-type="string">
            <text:p>"00942034"</text:p>
          </table:table-cell>
          <table:table-cell office:value-type="string">
            <text:p>Below is the entered number in words.</text:p>
          </table:table-cell>
        </table:table-row>
        <table:table-row table:style-name="ro1">
          <table:table-cell/>
          <table:table-cell office:value-type="string">
            <text:p>As number begining it is still a valid cas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d words need to be printed.</text:p>
          </table:table-cell>
          <table:table-cell/>
          <table:table-cell office:value-type="string">
            <text:p>nine hundred and forty two thousand <text:s/>thirty fou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hanks for using the Number To Words Program. Have a nice day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6/23/2019</text:date>, <text:time>14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48S</meta:editing-duration>
    <meta:editing-cycles>3</meta:editing-cycles>
    <meta:generator>OpenOffice/4.1.1$Win32 OpenOffice.org_project/411m6$Build-9775</meta:generator>
    <dc:date>2019-06-23T14:53:53.30</dc:date>
    <dc:creator>deepak a</dc:creator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